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b29" officeooo:paragraph-rsid="00197b29"/>
    </style:style>
    <style:style style:name="P2" style:family="paragraph" style:parent-style-name="Standard">
      <style:text-properties officeooo:paragraph-rsid="001b68c1"/>
    </style:style>
    <style:style style:name="P3" style:family="paragraph" style:parent-style-name="Standard">
      <style:text-properties officeooo:rsid="001b68c1" officeooo:paragraph-rsid="001b68c1"/>
    </style:style>
    <style:style style:name="T1" style:family="text">
      <style:text-properties officeooo:rsid="00197b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tudent@MIT-ICT-LAB5-20:~/PrateekOS$ which grep</text:p>
      <text:p text:style-name="Standard">/usr/bin/grep</text:p>
      <text:p text:style-name="Standard">student@MIT-ICT-LAB5-20:~/PrateekOS$ cat &gt;&gt; 1.txt</text:p>
      <text:p text:style-name="Standard">Hello </text:p>
      <text:p text:style-name="Standard">My name is Prateek</text:p>
      <text:p text:style-name="Standard">IT-A </text:p>
      <text:p text:style-name="Standard">^Z</text:p>
      <text:p text:style-name="Standard">[1]+ <text:s/>Stopped <text:s text:c="16"/>cat &gt;&gt; 1.txt</text:p>
      <text:p text:style-name="Standard">student@MIT-ICT-LAB5-20:~/PrateekOS$ cat 1.txt</text:p>
      <text:p text:style-name="Standard">Hello </text:p>
      <text:p text:style-name="Standard">My name is Prateek</text:p>
      <text:p text:style-name="Standard">IT-A</text:p>
      <text:p text:style-name="Standard">student@MIT-ICT-LAB5-20:~/PrateekOS$ head 1.txt</text:p>
      <text:p text:style-name="Standard">Hello </text:p>
      <text:p text:style-name="Standard">My name is Prateek</text:p>
      <text:p text:style-name="Standard">IT-A</text:p>
      <text:p text:style-name="Standard">student@MIT-ICT-LAB5-20:~/PrateekOS$ tail 1.txt</text:p>
      <text:p text:style-name="Standard">Hello </text:p>
      <text:p text:style-name="Standard">My name is Prateek</text:p>
      <text:p text:style-name="Standard">IT-A</text:p>
      <text:p text:style-name="Standard">student@MIT-ICT-LAB5-20:~/PrateekOS$ head -n2 1.txt</text:p>
      <text:p text:style-name="Standard">Hello </text:p>
      <text:p text:style-name="Standard">My name is Prateek</text:p>
      <text:p text:style-name="Standard">student@MIT-ICT-LAB5-20:~/PrateekOS$ head -n1 1.txt</text:p>
      <text:p text:style-name="Standard">Hello </text:p>
      <text:p text:style-name="Standard"/>
      <text:p text:style-name="Standard">student@MIT-ICT-LAB5-20:~/PrateekOS$ ls</text:p>
      <text:p text:style-name="Standard">1.txt <text:s/>LAB-1</text:p>
      <text:p text:style-name="Standard">student@MIT-ICT-LAB5-20:~/PrateekOS$ cd ..</text:p>
      <text:p text:style-name="Standard">student@MIT-ICT-LAB5-20:~$ ls</text:p>
      <text:p text:style-name="Standard"><text:s/>a.out <text:s text:c="6"/>f3.txt <text:s text:c="9"/>hello1.c <text:s text:c="13"/>Music <text:s text:c="6"/>Public</text:p>
      <text:p text:style-name="Standard"><text:s/>Desktop <text:s text:c="4"/>fork_return <text:s text:c="4"/>hello1.o <text:s text:c="13"/>new <text:s text:c="7"/>'Sandeep Rai'</text:p>
      <text:p text:style-name="Standard"><text:s/>directory <text:s text:c="2"/>fork_return.c <text:s text:c="2"/>hello.c <text:s text:c="14"/>OS <text:s text:c="9"/>snap</text:p>
      <text:p text:style-name="Standard"><text:s/>Documents <text:s text:c="2"/>fork_return.o <text:s text:c="2"/>hello.cpp <text:s text:c="12"/>Pictures <text:s text:c="3"/>Templates</text:p>
      <text:p text:style-name="Standard"><text:s/>Downloads <text:s text:c="2"/>f.txt <text:s text:c="10"/>hello.o <text:s text:c="14"/>Prateek <text:s text:c="4"/>Videos</text:p>
      <text:p text:style-name="Standard"><text:s/>f1.c <text:s text:c="7"/>hello <text:s text:c="10"/>lab1 <text:s text:c="17"/>PrateekOS</text:p>
      <text:p text:style-name="Standard"><text:s/>f2.txt <text:s text:c="5"/>hello1 <text:s text:c="9"/>listoftextfiles.txt <text:s text:c="2"/>pt</text:p>
      <text:p text:style-name="Standard">student@MIT-ICT-LAB5-20:~$ ls -a</text:p>
      <text:p text:style-name="Standard"><text:s/>. <text:s text:c="14"/>fork_return.c <text:s text:c="8"/>OS</text:p>
      <text:p text:style-name="Standard"><text:s/>.. <text:s text:c="13"/>fork_return.o <text:s text:c="8"/>.packettracer</text:p>
      <text:p text:style-name="Standard"><text:s/>a.out <text:s text:c="10"/>f.txt <text:s text:c="16"/>Pictures</text:p>
      <text:p text:style-name="Standard"><text:s/>.a.txt.swp <text:s text:c="5"/>.gnupg <text:s text:c="15"/>.pki</text:p>
      <text:p text:style-name="Standard"><text:s/>.bash_history <text:s text:c="2"/>hello <text:s text:c="16"/>Prateek</text:p>
      <text:p text:style-name="Standard"><text:s/>.bash_logout <text:s text:c="3"/>hello1 <text:s text:c="15"/>PrateekOS</text:p>
      <text:p text:style-name="Standard"><text:s/>.bashrc <text:s text:c="8"/>hello1.c <text:s text:c="13"/>.profile</text:p>
      <text:p text:style-name="Standard"><text:s/>.cache <text:s text:c="9"/>hello1.o <text:s text:c="13"/>pt</text:p>
      <text:p text:style-name="Standard"><text:s/>.config <text:s text:c="8"/>hello.c <text:s text:c="14"/>Public</text:p>
      <text:p text:style-name="Standard"><text:s/>Desktop <text:s text:c="8"/>hello.cpp <text:s text:c="11"/>'Sandeep Rai'</text:p>
      <text:p text:style-name="Standard"><text:s/>directory <text:s text:c="6"/>hello.o <text:s text:c="14"/>snap</text:p>
      <text:p text:style-name="Standard"><text:s/>Documents <text:s text:c="6"/>lab1 <text:s text:c="17"/>.ssh</text:p>
      <text:p text:style-name="Standard"><text:s/>Downloads <text:s text:c="6"/>listoftextfiles.txt <text:s text:c="2"/>.sudo_as_admin_successful</text:p>
      <text:p text:style-name="Standard"><text:soft-page-break/><text:s/>f1.c <text:s text:c="11"/>.local <text:s text:c="15"/>Templates</text:p>
      <text:p text:style-name="Standard"><text:s/>f2.txt <text:s text:c="9"/>.mozilla <text:s text:c="13"/>.thunderbird</text:p>
      <text:p text:style-name="Standard"><text:s/>f3.txt <text:s text:c="9"/>Music <text:s text:c="16"/>Videos</text:p>
      <text:p text:style-name="Standard"><text:s/>fork_return <text:s text:c="4"/>new</text:p>
      <text:p text:style-name="Standard"/>
      <text:p text:style-name="Standard">student@MIT-ICT-LAB5-20:~$ ls -la</text:p>
      <text:p text:style-name="Standard">total 264</text:p>
      <text:p text:style-name="Standard">drwx------ 25 student student <text:s/>4096 Jun 19 09:46 <text:s/>.</text:p>
      <text:p text:style-name="Standard">drwxr-xr-x 16 root <text:s text:c="3"/>root <text:s text:c="4"/>4096 Jan 16 12:16 <text:s/>..</text:p>
      <text:p text:style-name="Standard">-rwxrwxr-x <text:s/>1 student student 16736 Jun <text:s/>7 14:24 <text:s/>a.out</text:p>
      <text:p text:style-name="Standard">-rw------- <text:s/>1 student student 12288 Feb <text:s/>9 10:05 <text:s/>.a.txt.swp</text:p>
      <text:p text:style-name="Standard">-rw------- <text:s/>1 student student 16399 Jun <text:s/>7 16:32 <text:s/>.bash_history</text:p>
      <text:p text:style-name="Standard">-rwx------ <text:s/>1 student student <text:s text:c="2"/>220 Oct 20 <text:s/>2022 <text:s/>.bash_logout</text:p>
      <text:p text:style-name="Standard">-rwx------ <text:s/>1 student student <text:s/>3771 Oct 20 <text:s/>2022 <text:s/>.bashrc</text:p>
      <text:p text:style-name="Standard">drwx------ 22 student student <text:s/>4096 Apr <text:s/>3 16:40 <text:s/>.cache</text:p>
      <text:p text:style-name="Standard">drwx------ 19 student student <text:s/>4096 Apr <text:s/>3 16:07 <text:s/>.config</text:p>
      <text:p text:style-name="Standard">drwx------ <text:s/>2 student student <text:s/>4096 Jun <text:s/>7 10:54 <text:s/>Desktop</text:p>
      <text:p text:style-name="Standard">drwxrwxr-x <text:s/>2 student student <text:s/>4096 Jan 31 10:44 <text:s/>directory</text:p>
      <text:p text:style-name="Standard">drwx------ <text:s/>2 student student <text:s/>4096 Oct 27 <text:s/>2022 <text:s/>Documents</text:p>
      <text:p text:style-name="Standard">drwx------ <text:s/>2 student student <text:s/>4096 Apr 10 16:49 <text:s/>Downloads</text:p>
      <text:p text:style-name="Standard">-rw-rw-r-- <text:s/>1 student student <text:s text:c="2"/>314 Jun <text:s/>7 14:23 <text:s/>f1.c</text:p>
      <text:p text:style-name="Standard">-rw-rw-r-- <text:s/>1 student student <text:s text:c="4"/>0 Jun <text:s/>7 16:24 <text:s/>f2.txt</text:p>
      <text:p text:style-name="Standard">-rw-rw-r-- <text:s/>1 student student <text:s text:c="4"/>0 Jun <text:s/>7 16:24 <text:s/>f3.txt</text:p>
      <text:p text:style-name="Standard">-rwxrwxr-x <text:s/>1 student student 16744 Mar 16 09:30 <text:s/>fork_return</text:p>
      <text:p text:style-name="Standard">-rw-rw-r-- <text:s/>1 student student <text:s text:c="2"/>135 Mar 16 09:30 <text:s/>fork_return.c</text:p>
      <text:p text:style-name="Standard">-rw-rw-r-- <text:s/>1 student student <text:s/>1808 Mar 16 09:30 <text:s/>fork_return.o</text:p>
      <text:p text:style-name="Standard">-rw-rw-r-- <text:s/>1 student student <text:s text:c="4"/>0 Jun <text:s/>7 16:24 <text:s/>f.txt</text:p>
      <text:p text:style-name="Standard">drwx------ <text:s/>3 student student <text:s/>4096 Apr 14 15:34 <text:s/>.gnupg</text:p>
      <text:p text:style-name="Standard">-rwxrwxr-x <text:s/>1 student student 17320 Mar 16 09:23 <text:s/>hello</text:p>
      <text:p text:style-name="Standard">-rwxrwxr-x <text:s/>1 student student 16696 Mar 16 09:14 <text:s/>hello1</text:p>
      <text:p text:style-name="Standard">-rw-rw-r-- <text:s/>1 student student <text:s text:c="3"/>76 Jun <text:s/>7 14:14 <text:s/>hello1.c</text:p>
      <text:p text:style-name="Standard">-rw-rw-r-- <text:s/>1 student student <text:s/>1688 Mar 16 09:14 <text:s/>hello1.o</text:p>
      <text:p text:style-name="Standard">-rw-rw-r-- <text:s/>1 student student <text:s text:c="2"/>101 Mar 16 09:08 <text:s/>hello.c</text:p>
      <text:p text:style-name="Standard">-rw-rw-r-- <text:s/>1 student student <text:s text:c="2"/>101 Mar 16 09:08 <text:s/>hello.cpp</text:p>
      <text:p text:style-name="Standard">-rw-rw-r-- <text:s/>1 student student <text:s/>2928 Mar 16 09:09 <text:s/>hello.o</text:p>
      <text:p text:style-name="Standard">drwxrwxr-x <text:s/>2 student student <text:s/>4096 Jun <text:s/>7 16:30 <text:s/>lab1</text:p>
      <text:p text:style-name="Standard">drwx------ <text:s/>4 student student <text:s/>4096 Apr <text:s/>3 16:42 <text:s/>.local</text:p>
      <text:p text:style-name="Standard">drwx------ <text:s/>4 student student <text:s/>4096 Jan 31 08:42 <text:s/>.mozilla</text:p>
      <text:p text:style-name="Standard">drwx------ <text:s/>2 student student <text:s/>4096 Oct 27 <text:s/>2022 <text:s/>Music</text:p>
      <text:p text:style-name="Standard">drwxrwxr-x <text:s/>2 student student <text:s/>4096 Feb <text:s/>6 15:56 <text:s/>new</text:p>
      <text:p text:style-name="Standard">-rw-rw-r-- <text:s/>1 student student <text:s text:c="4"/>0 Jun 19 09:37 <text:s/>OS</text:p>
      <text:p text:style-name="Standard">-rw-rw-r-- <text:s/>1 student student <text:s text:c="3"/>58 Mar 30 09:12 <text:s/>.packettracer</text:p>
      <text:p text:style-name="Standard">drwx------ <text:s/>2 student student <text:s/>4096 Feb 24 15:52 <text:s/>Pictures</text:p>
      <text:p text:style-name="Standard">drwx------ <text:s/>3 student student <text:s/>4096 Mar 30 09:12 <text:s/>.pki</text:p>
      <text:p text:style-name="Standard">-rw-rw-r-- <text:s/>1 student student <text:s text:c="4"/>0 Jun 19 09:37 <text:s/>Prateek</text:p>
      <text:p text:style-name="Standard">drwxrwxr-x <text:s/>2 student student <text:s/>4096 Jun 19 09:42 <text:s/>PrateekOS</text:p>
      <text:p text:style-name="Standard">-rwx------ <text:s/>1 student student <text:s text:c="2"/>807 Oct 20 <text:s/>2022 <text:s/>.profile</text:p>
      <text:p text:style-name="Standard">drwxrwxr-x <text:s/>6 student student <text:s/>4096 Mar 30 09:12 <text:s/>pt</text:p>
      <text:p text:style-name="Standard">drwx------ <text:s/>2 student student <text:s/>4096 Oct 27 <text:s/>2022 <text:s/>Public</text:p>
      <text:p text:style-name="Standard">drwxrwxr-x <text:s/>8 student student <text:s/>4096 Feb 24 16:52 'Sandeep Rai'</text:p>
      <text:p text:style-name="Standard">drwx------ <text:s/>4 student student <text:s/>4096 Mar 30 10:56 <text:s/>snap</text:p>
      <text:p text:style-name="Standard">drwx------ <text:s/>2 student student <text:s/>4096 Mar <text:s/>3 16:10 <text:s/>.ssh</text:p>
      <text:p text:style-name="Standard"><text:soft-page-break/>-rw-r--r-- <text:s/>1 student student <text:s text:c="4"/>0 Dec 28 11:56 <text:s/>.sudo_as_admin_successful</text:p>
      <text:p text:style-name="Standard">drwx------ <text:s/>2 student student <text:s/>4096 Oct 27 <text:s/>2022 <text:s/>Templates</text:p>
      <text:p text:style-name="Standard">drwx------ <text:s/>6 student student <text:s/>4096 Feb <text:s/>6 14:10 <text:s/>.thunderbird</text:p>
      <text:p text:style-name="Standard">drwx------ <text:s/>2 student student <text:s/>4096 Oct 27 <text:s/>2022 <text:s/>Videos</text:p>
      <text:p text:style-name="Standard">student@MIT-ICT-LAB5-20:~$ ls *.txt &gt;listoftextfiles.txt</text:p>
      <text:p text:style-name="Standard">student@MIT-ICT-LAB5-20:~$ ls *.c &gt;listoftextfiles.txt</text:p>
      <text:p text:style-name="Standard">student@MIT-ICT-LAB5-20:~$ ls *.txt &gt;&gt;listoftextfiles.txt</text:p>
      <text:p text:style-name="Standard">student@MIT-ICT-LAB5-20:~$ cd --</text:p>
      <text:p text:style-name="Standard">student@MIT-ICT-LAB5-20:~$ cd PrateekOS</text:p>
      <text:p text:style-name="Standard">student@MIT-ICT-LAB5-20:~/PrateekOS$ touch q1.txt</text:p>
      <text:p text:style-name="Standard">student@MIT-ICT-LAB5-20:~$ cd PrateekOS</text:p>
      <text:p text:style-name="Standard">student@MIT-ICT-LAB5-20:~/PrateekOS$ mv 1.txt pt</text:p>
      <text:p text:style-name="Standard">student@MIT-ICT-LAB5-20:~/PrateekOS$ cd ..</text:p>
      <text:p text:style-name="Standard">student@MIT-ICT-LAB5-20:~$ cd PrateekOS</text:p>
      <text:p text:style-name="Standard">student@MIT-ICT-LAB5-20:~/PrateekOS$ cd LAB-1</text:p>
      <text:p text:style-name="Standard">student@MIT-ICT-LAB5-20:~/PrateekOS/LAB-1$ mv 1.txt pt</text:p>
      <text:p text:style-name="Standard">student@MIT-ICT-LAB5-20:~/PrateekOS/LAB-1$ cd ..</text:p>
      <text:p text:style-name="Standard">student@MIT-ICT-LAB5-20:~/PrateekOS$ mv pt /pt</text:p>
      <text:p text:style-name="Standard">mv: cannot create regular file '/pt': Permission denied</text:p>
      <text:p text:style-name="Standard">student@MIT-ICT-LAB5-20:~/PrateekOS$ rm pt</text:p>
      <text:p text:style-name="Standard">student@MIT-ICT-LAB5-20:~/PrateekOS$ cd ..</text:p>
      <text:p text:style-name="Standard">student@MIT-ICT-LAB5-20:~$ rmdir new</text:p>
      <text:p text:style-name="Standard">student@MIT-ICT-LAB5-20:~$ which grep</text:p>
      <text:p text:style-name="Standard">/usr/bin/grep</text:p>
      <text:p text:style-name="Standard">student@MIT-ICT-LAB5-20:~$ whereis ls</text:p>
      <text:p text:style-name="Standard">ls: /usr/bin/ls /usr/share/man/man1/ls.1.gz</text:p>
      <text:p text:style-name="Standard"/>
      <text:p text:style-name="P1">3.</text:p>
      <text:p text:style-name="P1"><text:s text:c="2"/>1. </text:p>
      <text:p text:style-name="Standard"><text:s/><text:tab/>student@MIT-ICT-LAB5-20:~$ ls *.c</text:p>
      <text:p text:style-name="Standard"><text:tab/>f1.c <text:s/>fork_return.c <text:s/>hello1.c <text:s/>hello.c</text:p>
      <text:p text:style-name="Standard"><text:tab/>student@MIT-ICT-LAB5-20:~$ ls *.cpp</text:p>
      <text:p text:style-name="Standard"><text:tab/>hello.cpp</text:p>
      <text:p text:style-name="Standard"><text:tab/>student@MIT-ICT-LAB5-20:~$ ls *.txt</text:p>
      <text:p text:style-name="Standard"><text:tab/>f2.txt <text:s/>f3.txt <text:s/>f.txt <text:s/>listoftextfiles.txt</text:p>
      <text:p text:style-name="Standard"><text:s/></text:p>
      <text:p text:style-name="Standard"><text:s/><text:span text:style-name="T1">2.</text:span></text:p>
      <text:p text:style-name="P2"><text:tab/>student@MIT-ICT-LAB5-20:~$ ls *[0-9]*</text:p>
      <text:p text:style-name="P2"><text:tab/>f1.c <text:s/>f2.txt <text:s/>f3.txt <text:s/>hello1 <text:s/>hello1.c <text:s/>hello1.o</text:p>
      <text:p text:style-name="P2"/>
      <text:p text:style-name="P2"><text:tab/>lab1:</text:p>
      <text:p text:style-name="P2"/>
      <text:p text:style-name="P2"><text:tab/>write.c <text:s/>wt <text:s/>wt.c <text:s/>w.txt <text:s/>wxt<text:tab/></text:p>
      <text:p text:style-name="P2"/>
      <text:p text:style-name="P2"/>
      <text:p text:style-name="P3">3.</text:p>
      <text:p text:style-name="P3"><text:tab/>student@MIT-ICT-LAB5-20:~$ ls ????*</text:p>
      <text:p text:style-name="P3"><text:s/>a.out <text:s text:c="3"/>fork_return <text:s text:c="4"/>hello <text:s text:c="5"/>hello.c <text:s text:c="14"/>Prateek</text:p>
      <text:p text:style-name="P3"><text:s/>f1.c <text:s text:c="4"/>fork_return.c <text:s text:c="2"/>hello1 <text:s text:c="4"/>hello.cpp</text:p>
      <text:p text:style-name="P3"><text:s/>f2.txt <text:s text:c="2"/>fork_return.o <text:s text:c="2"/>hello1.c <text:s text:c="2"/>hello.o</text:p>
      <text:p text:style-name="P3"><text:s/>f3.txt <text:s text:c="2"/>f.txt <text:s text:c="10"/>hello1.o <text:s text:c="2"/>listoftextfiles.txt</text:p>
      <text:p text:style-name="P3"/>
      <text:p text:style-name="P3"><text:soft-page-break/>Desktop:</text:p>
      <text:p text:style-name="P3">a.out <text:s/>fifo.cpp <text:s/>ProdCon.c</text:p>
      <text:p text:style-name="P3"/>
      <text:p text:style-name="P3">directory:</text:p>
      <text:p text:style-name="P3"/>
      <text:p text:style-name="P3">Documents:</text:p>
      <text:p text:style-name="P3"/>
      <text:p text:style-name="P3">Downloads:</text:p>
      <text:p text:style-name="P3"><text:s/>1.cpp <text:s text:c="30"/>google-chrome-stable_current_amd64.deb</text:p>
      <text:p text:style-name="P3">'5.Greedy Method Contd.pptx' <text:s text:c="7"/>'Greedy Method Contd.pptx'</text:p>
      <text:p text:style-name="P3"><text:s/>Algorithms-labmanual-Complete.pdf <text:s text:c="2"/>OS-manual.pdf</text:p>
      <text:p text:style-name="P3"><text:s/>a.out <text:s text:c="30"/>ProdCon.c</text:p>
      <text:p text:style-name="P3"><text:s/>dataparallelsm.cpp <text:s text:c="16"/>'q1(1).c'</text:p>
      <text:p text:style-name="P3">'Dijkstra’s Algorithm.docx' <text:s text:c="9"/>q1.c</text:p>
      <text:p text:style-name="P3"/>
      <text:p text:style-name="P3">lab1:</text:p>
      <text:p text:style-name="P3">write.c <text:s/>wt <text:s/>wt.c <text:s/>w.txt <text:s/>wxt</text:p>
      <text:p text:style-name="P3"/>
      <text:p text:style-name="P3">Music:</text:p>
      <text:p text:style-name="P3"/>
      <text:p text:style-name="P3">Pictures:</text:p>
      <text:p text:style-name="P3">'Screenshot from 2023-02-24 15-52-53.png'</text:p>
      <text:p text:style-name="P3"/>
      <text:p text:style-name="P3">PrateekOS:</text:p>
      <text:p text:style-name="P3">LAB-1</text:p>
      <text:p text:style-name="P3"/>
      <text:p text:style-name="P3">Public:</text:p>
      <text:p text:style-name="P3"/>
      <text:p text:style-name="P3">'Sandeep Rai':</text:p>
      <text:p text:style-name="P3">'Lab 1' <text:s text:c="2"/>Lab-3 <text:s text:c="2"/>Lab3 <text:s text:c="2"/>Lab-4 <text:s text:c="2"/>Lab4 <text:s text:c="2"/>Lab5</text:p>
      <text:p text:style-name="P3"/>
      <text:p text:style-name="P3">snap:</text:p>
      <text:p text:style-name="P3">snap-store <text:s/>sublime-text</text:p>
      <text:p text:style-name="P3"/>
      <text:p text:style-name="P3">Templates:</text:p>
      <text:p text:style-name="P3"/>
      <text:p text:style-name="P3">Videos:</text:p>
      <text:p text:style-name="P3">student@MIT-ICT-LAB5-20:~$ ls ?????*</text:p>
      <text:p text:style-name="P3"><text:s/>a.out <text:s text:c="3"/>fork_return <text:s text:c="4"/>f.txt <text:s text:c="3"/>hello1.c <text:s text:c="2"/>hello.cpp <text:s text:c="12"/>Prateek</text:p>
      <text:p text:style-name="P3"><text:s/>f2.txt <text:s text:c="2"/>fork_return.c <text:s text:c="2"/>hello <text:s text:c="3"/>hello1.o <text:s text:c="2"/>hello.o</text:p>
      <text:p text:style-name="P3"><text:s/>f3.txt <text:s text:c="2"/>fork_return.o <text:s text:c="2"/>hello1 <text:s text:c="2"/>hello.c <text:s text:c="3"/>listoftextfiles.txt</text:p>
      <text:p text:style-name="P3"/>
      <text:p text:style-name="P3">Desktop:</text:p>
      <text:p text:style-name="P3">a.out <text:s/>fifo.cpp <text:s/>ProdCon.c</text:p>
      <text:p text:style-name="P3"/>
      <text:p text:style-name="P3">directory:</text:p>
      <text:p text:style-name="P3"/>
      <text:p text:style-name="P3">Documents:</text:p>
      <text:p text:style-name="P3"/>
      <text:p text:style-name="P3">Downloads:</text:p>
      <text:p text:style-name="P3"><text:s/>1.cpp <text:s text:c="30"/>google-chrome-stable_current_amd64.deb</text:p>
      <text:p text:style-name="P3">'5.Greedy Method Contd.pptx' <text:s text:c="7"/>'Greedy Method Contd.pptx'</text:p>
      <text:p text:style-name="P3"><text:soft-page-break/><text:s/>Algorithms-labmanual-Complete.pdf <text:s text:c="2"/>OS-manual.pdf</text:p>
      <text:p text:style-name="P3"><text:s/>a.out <text:s text:c="30"/>ProdCon.c</text:p>
      <text:p text:style-name="P3"><text:s/>dataparallelsm.cpp <text:s text:c="16"/>'q1(1).c'</text:p>
      <text:p text:style-name="P3">'Dijkstra’s Algorithm.docx' <text:s text:c="9"/>q1.c</text:p>
      <text:p text:style-name="P3"/>
      <text:p text:style-name="P3">Music:</text:p>
      <text:p text:style-name="P3"/>
      <text:p text:style-name="P3">Pictures:</text:p>
      <text:p text:style-name="P3">'Screenshot from 2023-02-24 15-52-53.png'</text:p>
      <text:p text:style-name="P3"/>
      <text:p text:style-name="P3">PrateekOS:</text:p>
      <text:p text:style-name="P3">LAB-1</text:p>
      <text:p text:style-name="P3"/>
      <text:p text:style-name="P3">Public:</text:p>
      <text:p text:style-name="P3"/>
      <text:p text:style-name="P3">'Sandeep Rai':</text:p>
      <text:p text:style-name="P3">'Lab 1' <text:s text:c="2"/>Lab-3 <text:s text:c="2"/>Lab3 <text:s text:c="2"/>Lab-4 <text:s text:c="2"/>Lab4 <text:s text:c="2"/>Lab5</text:p>
      <text:p text:style-name="P3"/>
      <text:p text:style-name="P3">Templates:</text:p>
      <text:p text:style-name="P3"/>
      <text:p text:style-name="P3">Videos:</text:p>
      <text:p text:style-name="P3"/>
      <text:p text:style-name="P3"/>
      <text:p text:style-name="P3">4.</text:p>
      <text:p text:style-name="P3"><text:tab/>student@MIT-ICT-LAB5-20:~$ ls [!aeiou]*</text:p>
      <text:p text:style-name="P3"><text:s/><text:tab/>f1.c <text:s text:c="4"/>fork_return <text:s text:c="4"/>f.txt <text:s text:c="3"/>hello1.c <text:s text:c="2"/>hello.cpp <text:s text:c="12"/>OS</text:p>
      <text:p text:style-name="P3"><text:s/><text:tab/>f2.txt <text:s text:c="2"/>fork_return.c <text:s text:c="2"/>hello <text:s text:c="3"/>hello1.o <text:s text:c="2"/>hello.o <text:s text:c="14"/>Prateek</text:p>
      <text:p text:style-name="P3"><text:s/><text:tab/>f3.txt <text:s text:c="2"/>fork_return.o <text:s text:c="2"/>hello1 <text:s text:c="2"/>hello.c <text:s text:c="3"/>listoftextfiles.txt</text:p>
      <text:p text:style-name="P3"/>
      <text:p text:style-name="P3"><text:tab/>Desktop:</text:p>
      <text:p text:style-name="P3"><text:tab/>a.out <text:s/>fifo.cpp <text:s/>ProdCon.c</text:p>
      <text:p text:style-name="P3"/>
      <text:p text:style-name="P3"><text:tab/>directory:</text:p>
      <text:p text:style-name="P3"/>
      <text:p text:style-name="P3"><text:tab/>Documents:</text:p>
      <text:p text:style-name="P3"/>
      <text:p text:style-name="P3"><text:tab/>Downloads:</text:p>
      <text:p text:style-name="P3"><text:tab/> 1.cpp <text:s text:c="30"/>google-chrome-stable_current_amd64.deb</text:p>
      <text:p text:style-name="P3"><text:tab/>'5.Greedy Method Contd.pptx' <text:s text:c="7"/>'Greedy Method Contd.pptx'</text:p>
      <text:p text:style-name="P3"><text:tab/> Algorithms-labmanual-Complete.pdf <text:s text:c="2"/>OS-manual.pdf</text:p>
      <text:p text:style-name="P3"><text:tab/> a.out <text:s text:c="30"/>ProdCon.c</text:p>
      <text:p text:style-name="P3"><text:tab/> dataparallelsm.cpp <text:s text:c="16"/>'q1(1).c'</text:p>
      <text:p text:style-name="P3"><text:tab/>'Dijkstra’s Algorithm.docx' <text:s text:c="9"/>q1.c</text:p>
      <text:p text:style-name="P3"><text:tab/></text:p>
      <text:p text:style-name="P3"><text:tab/>lab1:</text:p>
      <text:p text:style-name="P3"><text:tab/>write.c <text:s/>wt <text:s/>wt.c <text:s/>w.txt <text:s/>wxt</text:p>
      <text:p text:style-name="P3"><text:tab/></text:p>
      <text:p text:style-name="P3"><text:tab/>Music:</text:p>
      <text:p text:style-name="P3"><text:tab/></text:p>
      <text:p text:style-name="P3"><text:tab/>Pictures:</text:p>
      <text:p text:style-name="P3"><text:tab/><text:tab/>'Screenshot from 2023-02-24 15-52-53.png'</text:p>
      <text:p text:style-name="P3"><text:tab/></text:p>
      <text:p text:style-name="P3"><text:soft-page-break/><text:tab/>PrateekOS:</text:p>
      <text:p text:style-name="P3"><text:tab/>LAB-1</text:p>
      <text:p text:style-name="P3"><text:tab/></text:p>
      <text:p text:style-name="P3"><text:tab/>pt:</text:p>
      <text:p text:style-name="P3"><text:tab/>extensions <text:s/>logs <text:s/>PT.conf <text:s/>PT.conf.autosave <text:s/>saves <text:s/>templates <text:s/>uuid</text:p>
      <text:p text:style-name="P3"><text:tab/></text:p>
      <text:p text:style-name="P3"><text:tab/>Public:</text:p>
      <text:p text:style-name="P3"><text:tab/></text:p>
      <text:p text:style-name="P3"><text:tab/>'Sandeep Rai':</text:p>
      <text:p text:style-name="P3"><text:tab/>'Lab 1' <text:s text:c="2"/>Lab-3 <text:s text:c="2"/>Lab3 <text:s text:c="2"/>Lab-4 <text:s text:c="2"/>Lab4 <text:s text:c="2"/>Lab5</text:p>
      <text:p text:style-name="P3"><text:tab/></text:p>
      <text:p text:style-name="P3"><text:tab/>snap:</text:p>
      <text:p text:style-name="P3"><text:tab/>snap-store <text:s/>sublime-text</text:p>
      <text:p text:style-name="P3"><text:tab/></text:p>
      <text:p text:style-name="P3"><text:tab/>Templates:</text:p>
      <text:p text:style-name="P3"><text:tab/></text:p>
      <text:p text:style-name="P3"><text:tab/>Videos:</text:p>
      <text:p text:style-name="P3"><text:tab/>student@MIT-ICT-LAB5-20:~$ ls [aeiou]*</text:p>
      <text:p text:style-name="P3"><text:tab/>a.out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09:56:21.102445668</meta:creation-date>
    <dc:date>2023-06-19T10:20:25.366246874</dc:date>
    <meta:editing-duration>PT3M43S</meta:editing-duration>
    <meta:editing-cycles>1</meta:editing-cycles>
    <meta:document-statistic meta:table-count="0" meta:image-count="0" meta:object-count="0" meta:page-count="6" meta:paragraph-count="241" meta:word-count="940" meta:character-count="8700" meta:non-whitespace-character-count="6635"/>
    <meta:generator>LibreOffice/6.4.7.2$Linux_X86_64 LibreOffice_project/40$Build-2</meta:generator>
  </office:meta>
</office:document-meta>
</file>